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1pt" fo:font-weight="bold" officeooo:rsid="00065b0a" officeooo:paragraph-rsid="00065b0a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65b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084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65b0a" officeooo:paragraph-rsid="00065b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bold" officeooo:rsid="00065b0a" officeooo:paragraph-rsid="00065b0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65b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8635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63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0bab83" officeooo:paragraph-rsid="000bab83" style:font-size-asian="12pt" style:font-weight-asian="normal" style:font-size-complex="12pt" style:font-weight-complex="normal"/>
    </style:style>
    <style:style style:name="T1" style:family="text">
      <style:text-properties officeooo:rsid="0008083b"/>
    </style:style>
    <style:style style:name="T2" style:family="text">
      <style:text-properties officeooo:rsid="00086350"/>
    </style:style>
    <style:style style:name="T3" style:family="text">
      <style:text-properties fo:color="#cccccc" loext:opacity="100%" officeooo:rsid="000b1d8b"/>
    </style:style>
    <style:style style:name="T4" style:family="text">
      <style:text-properties officeooo:rsid="000b1d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/SQL</text:p>
      <text:p text:style-name="P1"/>
      <text:p text:style-name="P5">Programación en base de datos</text:p>
      <text:p text:style-name="P2"/>
      <text:p text:style-name="P2">Bloque anónimo</text:p>
      <text:p text:style-name="P4"/>
      <text:p text:style-name="P2">DECLARE <text:span text:style-name="T3">//declaro todas las variables</text:span></text:p>
      <text:p text:style-name="P2">v_alumno<text:tab/>VARCHAR2<text:tab/><text:tab/>alumno.id%TYPE</text:p>
      <text:p text:style-name="P2"><text:tab/><text:tab/>NUMBER</text:p>
      <text:p text:style-name="P2"><text:tab/><text:tab/>DATE</text:p>
      <text:p text:style-name="P2"/>
      <text:p text:style-name="P2">BEGIN</text:p>
      <text:p text:style-name="P2"><text:tab/><text:span text:style-name="T1">IF v_alumno &gt; 100 THEN</text:span></text:p>
      <text:p text:style-name="P2"><text:tab/><text:span text:style-name="T1">ELSE...</text:span></text:p>
      <text:p text:style-name="P2"><text:tab/><text:span text:style-name="T1">ELSE IF...</text:span></text:p>
      <text:p text:style-name="P2"><text:tab/><text:span text:style-name="T1">END IF;</text:span></text:p>
      <text:p text:style-name="P2"/>
      <text:p text:style-name="P2"><text:tab/><text:span text:style-name="T1">FOR I IN 1...9 LOOP</text:span></text:p>
      <text:p text:style-name="P2"><text:tab/><text:span text:style-name="T1">instrucciones...</text:span></text:p>
      <text:p text:style-name="P2"><text:tab/><text:span text:style-name="T1">END LOOP;</text:span></text:p>
      <text:p text:style-name="P2"/>
      <text:p text:style-name="P2"><text:tab/><text:span text:style-name="T2">EXCEPTION</text:span></text:p>
      <text:p text:style-name="P2">END;</text:p>
      <text:p text:style-name="P2"/>
      <text:p text:style-name="P7">-------------------------------------------------------------------------------------------------------------------------</text:p>
      <text:p text:style-name="P2"/>
      <text:p text:style-name="P3">PROCEDURES</text:p>
      <text:p text:style-name="P3">CREATE OR REPLACE PROCEDURE</text:p>
      <text:p text:style-name="P3">nombre -&gt;<text:tab/>|<text:tab/>parametro1<text:tab/>IN<text:tab/>|</text:p>
      <text:p text:style-name="P3"><text:tab/><text:tab/>|<text:tab/><text:tab/>OUT<text:tab/><text:tab/>| AS/IS</text:p>
      <text:p text:style-name="P3"><text:tab/><text:tab/>|<text:tab/><text:tab/>IN/OUT<text:tab/>|</text:p>
      <text:p text:style-name="P3"/>
      <text:p text:style-name="P3">BEGIN</text:p>
      <text:p text:style-name="P3"/>
      <text:p text:style-name="P3"/>
      <text:p text:style-name="P9">END</text:p>
      <text:p text:style-name="P2"/>
      <text:p text:style-name="P2">-------------------------------------------------------------------------------------------------------------------------</text:p>
      <text:p text:style-name="P2"/>
      <text:p text:style-name="P8">CREATE OR REPLACE <text:span text:style-name="T2">FUNCTION</text:span></text:p>
      <text:p text:style-name="P8">nombre_<text:span text:style-name="T2">function</text:span> -&gt;<text:tab/> |parametro1<text:tab/>IN<text:tab/><text:tab/>|</text:p>
      <text:p text:style-name="P8"><text:tab/><text:tab/><text:tab/><text:tab/> |<text:tab/><text:tab/>OUT<text:tab/><text:tab/>| <text:span text:style-name="T2">RETURN VARCHAR2</text:span></text:p>
      <text:p text:style-name="P8"><text:tab/><text:tab/><text:tab/><text:tab/> |<text:tab/><text:tab/>IN/OUT<text:tab/>|</text:p>
      <text:p text:style-name="P8">BEGIN</text:p>
      <text:p text:style-name="P8"/>
      <text:p text:style-name="P8"><text:tab/><text:span text:style-name="T2">RETURN</text:span></text:p>
      <text:p text:style-name="P8"/>
      <text:p text:style-name="P9">END</text:p>
      <text:p text:style-name="P9"/>
      <text:p text:style-name="P10">%<text:span text:style-name="T4">TYPE va a la tabla ymira el valor.</text:span></text:p>
      <text:p text:style-name="P11">Las condiciones no van entre parentes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0:01:37.329157062</meta:creation-date>
    <dc:date>2025-03-25T17:40:20.160508858</dc:date>
    <meta:editing-duration>PT41M1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95" meta:character-count="791" meta:non-whitespace-character-count="695"/>
  </office:meta>
</office:document-meta>
</file>